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165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style:font-name="Ubuntu Mono"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wrap-option="wrap"/>
      <style:text-properties style:font-name="Ubuntu Mono" fo:font-weight="normal" style:font-weight-asian="normal" style:font-weight-complex="normal"/>
    </style:style>
    <style:style style:name="ce12" style:family="table-cell" style:parent-style-name="Default" style:data-style-name="N100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4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grupo</text:p>
          </table:table-cell>
          <table:table-cell table:style-name="ce11" office:value-type="string" calcext:value-type="string">
            <text:p>name</text:p>
          </table:table-cell>
          <table:table-cell table:style-name="ce7" table:number-columns-repeated="1020"/>
        </table:table-row>
        <table:table-row table:style-name="ro1">
          <table:table-cell table:formula="of:=COM.MICROSOFT.CONCAT(&quot;cod_enq_ipi_&quot;;[.B2])" office:value-type="string" office:string-value="cod_enq_ipi_001" calcext:value-type="string">
            <text:p>cod_enq_ipi_001</text:p>
          </table:table-cell>
          <table:table-cell table:style-name="ce8" office:value-type="string" calcext:value-type="string">
            <text:p>001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Livros, jornais, periódicos e o papel destinado à sua impressão - Art. 18 Inciso 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3])" office:value-type="string" office:string-value="cod_enq_ipi_002" calcext:value-type="string">
            <text:p>cod_enq_ipi_002</text:p>
          </table:table-cell>
          <table:table-cell table:style-name="ce8" office:value-type="string" calcext:value-type="string">
            <text:p>002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Produtos industrializados destinados ao exterior - Art. 18 Inciso 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])" office:value-type="string" office:string-value="cod_enq_ipi_003" calcext:value-type="string">
            <text:p>cod_enq_ipi_003</text:p>
          </table:table-cell>
          <table:table-cell table:style-name="ce8" office:value-type="string" calcext:value-type="string">
            <text:p>003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Ouro, definido em lei como ativo financeiro ou instrumento cambial - Art. 18 Inciso I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5])" office:value-type="string" office:string-value="cod_enq_ipi_004" calcext:value-type="string">
            <text:p>cod_enq_ipi_004</text:p>
          </table:table-cell>
          <table:table-cell table:style-name="ce8" office:value-type="string" calcext:value-type="string">
            <text:p>004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Energia elétrica, derivados de petróleo, combustíveis e minerais do País - Art. 18 Inciso IV do Decreto 7.212/2010</text:p>
          </table:table-cell>
          <table:table-cell table:number-columns-repeated="1020"/>
        </table:table-row>
        <table:table-row table:style-name="ro3">
          <table:table-cell table:formula="of:=COM.MICROSOFT.CONCAT(&quot;cod_enq_ipi_&quot;;[.B6])" office:value-type="string" office:string-value="cod_enq_ipi_005" calcext:value-type="string">
            <text:p>cod_enq_ipi_005</text:p>
          </table:table-cell>
          <table:table-cell table:style-name="ce8" office:value-type="string" calcext:value-type="string">
            <text:p>005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<text:span text:style-name="T1">Exportação de produtos nacionais - sem saída do território brasileiro - venda para empresa sedi sediada no exterior -atividades de pesquisa ou lavra de jazidas de petróleo e de gás natural - Art. 19 Inciso I do Decreto 7.212/2010</text:span>ada no exterior -atividades de pesquisa ou lavra de jazidas de petróleo e de gás natural -</text:p>
          </table:table-cell>
          <table:table-cell table:number-columns-repeated="1020"/>
        </table:table-row>
        <table:table-row table:style-name="ro2">
          <table:table-cell table:formula="of:=COM.MICROSOFT.CONCAT(&quot;cod_enq_ipi_&quot;;[.B7])" office:value-type="string" office:string-value="cod_enq_ipi_006" calcext:value-type="string">
            <text:p>cod_enq_ipi_006</text:p>
          </table:table-cell>
          <table:table-cell table:style-name="ce8" office:value-type="string" calcext:value-type="string">
            <text:p>006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Exportação de produtos nacionais - sem saída do território brasileiro - venda para empresa sediada no exterior - incorporados a produto final exportado para o Brasil - Art. 19 Inciso 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8])" office:value-type="string" office:string-value="cod_enq_ipi_007" calcext:value-type="string">
            <text:p>cod_enq_ipi_007</text:p>
          </table:table-cell>
          <table:table-cell table:style-name="ce8" office:value-type="string" calcext:value-type="string">
            <text:p>007</text:p>
          </table:table-cell>
          <table:table-cell table:style-name="ce10" office:value-type="string" calcext:value-type="string">
            <text:p>Imunidade</text:p>
          </table:table-cell>
          <table:table-cell table:style-name="ce12" office:value-type="string" calcext:value-type="string">
            <text:p>Exportação de produtos nacionais - sem saída do território brasileiro - venda para órgão ou entidade de governo estrangeiro ou organismo internacional de que o Brasil seja membro, para ser entregue, no País, à ordem do comprador - Art. 19 Inciso II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9])" office:value-type="string" office:string-value="cod_enq_ipi_101" calcext:value-type="string">
            <text:p>cod_enq_ipi_101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Oleo de menta em bruto, produzido por lavradores - Art. 43 Inciso 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0])" office:value-type="string" office:string-value="cod_enq_ipi_102" calcext:value-type="string">
            <text:p>cod_enq_ipi_102</text:p>
          </table:table-cell>
          <table:table-cell table:style-name="ce8" office:value-type="float" office:value="102" calcext:value-type="float">
            <text:p>10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remetidos à exposição em feiras de amostras e promoções semelhantes - Art. 43 Inciso 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1])" office:value-type="string" office:string-value="cod_enq_ipi_103" calcext:value-type="string">
            <text:p>cod_enq_ipi_103</text:p>
          </table:table-cell>
          <table:table-cell table:style-name="ce8" office:value-type="float" office:value="103" calcext:value-type="float">
            <text:p>10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remetidos a depósitos fechados ou armazéns-gerais, bem assim aqueles devolvidos ao remetente - Art. 43 Inciso I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2])" office:value-type="string" office:string-value="cod_enq_ipi_104" calcext:value-type="string">
            <text:p>cod_enq_ipi_104</text:p>
          </table:table-cell>
          <table:table-cell table:style-name="ce8" office:value-type="float" office:value="104" calcext:value-type="float">
            <text:p>10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industrializados, que com matérias-primas (MP), produtos intermediários (PI) e material de embalagem (ME) importados submetidos a regime aduaneiro especial (drawback - suspensão/isenção), remetidos diretamente a empresas industriais exportadoras - Art. 43 Inciso IV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3])" office:value-type="string" office:string-value="cod_enq_ipi_105" calcext:value-type="string">
            <text:p>cod_enq_ipi_10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, destinados à exportação, que saiam do estabelecimento industrial para empresas comerciais exportadoras, com o fim específico de exportação - Art. 43, Inciso V, alínea "a"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4])" office:value-type="string" office:string-value="cod_enq_ipi_106" calcext:value-type="string">
            <text:p>cod_enq_ipi_106</text:p>
          </table:table-cell>
          <table:table-cell table:style-name="ce8" office:value-type="float" office:value="106" calcext:value-type="float">
            <text:p>106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, destinados à exportação, que saiam do estabelecimento industrial para recintos alfandegados onde se processe o despacho aduaneiro de exportação - Art. 43, Inciso V, alíneas "b"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5])" office:value-type="string" office:string-value="cod_enq_ipi_107" calcext:value-type="string">
            <text:p>cod_enq_ipi_107</text:p>
          </table:table-cell>
          <table:table-cell table:style-name="ce8" office:value-type="float" office:value="107" calcext:value-type="float">
            <text:p>107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, destinados à exportação, que saiam do estabelecimento industrial para outros locais onde se processe o despacho aduaneiro de exportação - Art. 43, Inciso V, alíneas "c"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6])" office:value-type="string" office:string-value="cod_enq_ipi_108" calcext:value-type="string">
            <text:p>cod_enq_ipi_108</text:p>
          </table:table-cell>
          <table:table-cell table:style-name="ce8" office:value-type="float" office:value="108" calcext:value-type="float">
            <text:p>108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érias-primas (MP), produtos intermediários (PI) e material de embalagem (ME) destinados ao executor de industrialização por encomenda - Art. 43 Inciso V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7])" office:value-type="string" office:string-value="cod_enq_ipi_109" calcext:value-type="string">
            <text:p>cod_enq_ipi_109</text:p>
          </table:table-cell>
          <table:table-cell table:style-name="ce8" office:value-type="float" office:value="109" calcext:value-type="float">
            <text:p>109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industrializados por encomenda remetidos ao estabelecimento de origem - Art. 43 Inciso V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8])" office:value-type="string" office:string-value="cod_enq_ipi_110" calcext:value-type="string">
            <text:p>cod_enq_ipi_11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érias-primas ou produtos intermediários remetidos para emprego em operação industrial realizada pelo remetente fora do estabelecimento - Art. 43 Inciso VI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9])" office:value-type="string" office:string-value="cod_enq_ipi_111" calcext:value-type="string">
            <text:p>cod_enq_ipi_111</text:p>
          </table:table-cell>
          <table:table-cell table:style-name="ce8" office:value-type="float" office:value="111" calcext:value-type="float">
            <text:p>11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Veículo, aeronave ou embarcação destinados aemprego em provas de engenharia pelo fabricante - Art. 43 Inciso IX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20])" office:value-type="string" office:string-value="cod_enq_ipi_112" calcext:value-type="string">
            <text:p>cod_enq_ipi_112</text:p>
          </table:table-cell>
          <table:table-cell table:style-name="ce8" office:value-type="float" office:value="112" calcext:value-type="float">
            <text:p>11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remetidos, para industrialização ou comércio, de um para outro estabelecimento da mesma firma - Art. 43 Inciso X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21])" office:value-type="string" office:string-value="cod_enq_ipi_113" calcext:value-type="string">
            <text:p>cod_enq_ipi_113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Bens do ativo permanente remetidosa outro estabelecimento da mesma firma, para serem utilizados no processo industrial do recebedor - Art. 43 Inciso X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22])" office:value-type="string" office:string-value="cod_enq_ipi_114" calcext:value-type="string">
            <text:p>cod_enq_ipi_114</text:p>
          </table:table-cell>
          <table:table-cell table:style-name="ce8" office:value-type="float" office:value="114" calcext:value-type="float">
            <text:p>11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Bens do ativo permanente remetidosa outro estabelecimento, para serem utilizados no processo industrial de produtos encomendados pelo remetente - Art. 43 Inciso X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23])" office:value-type="string" office:string-value="cod_enq_ipi_115" calcext:value-type="string">
            <text:p>cod_enq_ipi_11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artes e peças destinadas ao reparo de produtos com defeito de fabricação, quando a operação for executada gratuitamente, em virtude de garantia - Art. 43 Inciso XIII do Decreto 7.212/2010</text:p>
          </table:table-cell>
          <table:table-cell table:number-columns-repeated="1020"/>
        </table:table-row>
        <table:table-row table:style-name="ro3">
          <table:table-cell table:formula="of:=COM.MICROSOFT.CONCAT(&quot;cod_enq_ipi_&quot;;[.B24])" office:value-type="string" office:string-value="cod_enq_ipi_116" calcext:value-type="string">
            <text:p>cod_enq_ipi_116</text:p>
          </table:table-cell>
          <table:table-cell table:style-name="ce8" office:value-type="float" office:value="116" calcext:value-type="float">
            <text:p>116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érias-primas (MP), produtos intermediários (PI) e material de embalagem (ME) de fabricação nacional, vendidos a estabelecimento industrial, para industrialização de produtos destinados à exportação ou a estabelecimento comercial, para industrialização em outro estabelecimento da mesma firma ou de terceiro, de produto destinado à exportação -Art. 43 Inciso XIV do Decreto 7.212/2010 </text:p>
          </table:table-cell>
          <table:table-cell table:number-columns-repeated="1020"/>
        </table:table-row>
        <table:table-row table:style-name="ro2">
          <table:table-cell table:formula="of:=COM.MICROSOFT.CONCAT(&quot;cod_enq_ipi_&quot;;[.B25])" office:value-type="string" office:string-value="cod_enq_ipi_117" calcext:value-type="string">
            <text:p>cod_enq_ipi_117</text:p>
          </table:table-cell>
          <table:table-cell table:style-name="ce8" office:value-type="float" office:value="117" calcext:value-type="float">
            <text:p>117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para emprego ou consumo na industrialização ou elaboração de produto a ser exportado, adquiridos no mercado interno ou importados - Art. 43 Inciso XV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26])" office:value-type="string" office:string-value="cod_enq_ipi_118" calcext:value-type="string">
            <text:p>cod_enq_ipi_118</text:p>
          </table:table-cell>
          <table:table-cell table:style-name="ce8" office:value-type="float" office:value="118" calcext:value-type="float">
            <text:p>118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Bebidas alcóolicas e demais produtos de produção nacional acondicionados em recipientes de capacidade superior ao limite máximo permitido para venda a varejo - Art. 44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27])" office:value-type="string" office:string-value="cod_enq_ipi_119" calcext:value-type="string">
            <text:p>cod_enq_ipi_119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classificados NCM 21.06.90.10 Ex 02, 22.01, 22.02, exceto os Ex 01 e Ex 02 do Código 22.02.90.00 e 22.03 saídos de estabelecimento industrial destinado a comercial equiparado a industrial - Art. 45 Inciso I do Decreto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28])" office:value-type="string" office:string-value="cod_enq_ipi_120" calcext:value-type="string">
            <text:p>cod_enq_ipi_12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classificados NCM 21.06.90.10 Ex 02, 22.01, 22.02, exceto os Ex 01 e Ex 02 do Código 22.02.90.00 e 22.03 saídos de estabelecimento comercial equiparado a industrial destinado a equiparado a industrial - Art. 45 Inciso II do Decreto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29])" office:value-type="string" office:string-value="cod_enq_ipi_121" calcext:value-type="string">
            <text:p>cod_enq_ipi_121</text:p>
          </table:table-cell>
          <table:table-cell table:style-name="ce8" office:value-type="float" office:value="121" calcext:value-type="float">
            <text:p>12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classificados NCM 21.06.90.10 Ex 02, 22.01, 22.02, exceto os Ex 01 e Ex 02 do Código 22.02.90.00 e 22.03 saídos de importador destinado a equiparado a industrial - Art. 45 Inciso III do Decreto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30])" office:value-type="string" office:string-value="cod_enq_ipi_122" calcext:value-type="string">
            <text:p>cod_enq_ipi_122</text:p>
          </table:table-cell>
          <table:table-cell table:style-name="ce8" office:value-type="float" office:value="122" calcext:value-type="float">
            <text:p>12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érias-primas (MP), produtos intermediários (PI) e material de embalagem (ME) destinados a estabelecimento que se dedique à elaboração de produtos classificados nos códigos previstos no art. 25 da Lei 10.684/2003 - Art. 46 Inciso 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31])" office:value-type="string" office:string-value="cod_enq_ipi_123" calcext:value-type="string">
            <text:p>cod_enq_ipi_123</text:p>
          </table:table-cell>
          <table:table-cell table:style-name="ce8" office:value-type="float" office:value="123" calcext:value-type="float">
            <text:p>12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érias-primas (MP), produtos intermediários (PI) e material de embalagem (ME) adquiridos por estabelecimentos industriais fabricantes de partes e peças destinadas a estabelecimento industrial fabricante de produto classificado no Capítulo 88 da Tipi - Art. 46 Inciso II do Decreto 7.212/2010 </text:p>
          </table:table-cell>
          <table:table-cell table:number-columns-repeated="1020"/>
        </table:table-row>
        <table:table-row table:style-name="ro2">
          <table:table-cell table:formula="of:=COM.MICROSOFT.CONCAT(&quot;cod_enq_ipi_&quot;;[.B32])" office:value-type="string" office:string-value="cod_enq_ipi_124" calcext:value-type="string">
            <text:p>cod_enq_ipi_124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érias-primas (MP), produtos intermediários (PI) e material de embalagem (ME) adquiridos por pessoas jurídicas preponderantemente exportadoras - Art. 46 Inciso III do Decreto 7.212/2010 </text:p>
          </table:table-cell>
          <table:table-cell table:number-columns-repeated="1020"/>
        </table:table-row>
        <table:table-row table:style-name="ro4">
          <table:table-cell table:formula="of:=COM.MICROSOFT.CONCAT(&quot;cod_enq_ipi_&quot;;[.B33])" office:value-type="string" office:string-value="cod_enq_ipi_125" calcext:value-type="string">
            <text:p>cod_enq_ipi_12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Materiais e equipamentos destinados a embarcações pré-registradas ou registradas no Registro Especial Brasileira - REB quando adquiridos por estaleiros navais brasileiros - Art. 46 Inciso IV do Decreto 7.212/2010 </text:p>
          </table:table-cell>
          <table:table-cell table:number-columns-repeated="1020"/>
        </table:table-row>
        <table:table-row table:style-name="ro2">
          <table:table-cell table:formula="of:=COM.MICROSOFT.CONCAT(&quot;cod_enq_ipi_&quot;;[.B34])" office:value-type="string" office:string-value="cod_enq_ipi_126" calcext:value-type="string">
            <text:p>cod_enq_ipi_126</text:p>
          </table:table-cell>
          <table:table-cell table:style-name="ce8" office:value-type="float" office:value="126" calcext:value-type="float">
            <text:p>126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Aquisição por beneficiário de regime aduaneiro suspensivo do imposto, destinado a industrialização para exportação - Art. 47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35])" office:value-type="string" office:string-value="cod_enq_ipi_127" calcext:value-type="string">
            <text:p>cod_enq_ipi_127</text:p>
          </table:table-cell>
          <table:table-cell table:style-name="ce8" office:value-type="float" office:value="127" calcext:value-type="float">
            <text:p>127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Desembaraço de produtos de procedência estrangeira importados por lojas francas - Art. 48 Inciso I do Decreto 7.212/2010 </text:p>
          </table:table-cell>
          <table:table-cell table:number-columns-repeated="1020"/>
        </table:table-row>
        <table:table-row table:style-name="ro4">
          <table:table-cell table:formula="of:=COM.MICROSOFT.CONCAT(&quot;cod_enq_ipi_&quot;;[.B36])" office:value-type="string" office:string-value="cod_enq_ipi_128" calcext:value-type="string">
            <text:p>cod_enq_ipi_128</text:p>
          </table:table-cell>
          <table:table-cell table:style-name="ce8" office:value-type="float" office:value="128" calcext:value-type="float">
            <text:p>128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Desembaraço de maquinas, equipamentos, veículos, aparelhos e instrumentos sem similar nacional importados por empresas nacionais de engenharia, destinados à execução de obras no exterior - Art. 48 Inciso II do Decreto 7.212/2010 </text:p>
          </table:table-cell>
          <table:table-cell table:number-columns-repeated="1020"/>
        </table:table-row>
        <table:table-row table:style-name="ro2">
          <table:table-cell table:formula="of:=COM.MICROSOFT.CONCAT(&quot;cod_enq_ipi_&quot;;[.B37])" office:value-type="string" office:string-value="cod_enq_ipi_129" calcext:value-type="string">
            <text:p>cod_enq_ipi_129</text:p>
          </table:table-cell>
          <table:table-cell table:style-name="ce8" office:value-type="float" office:value="129" calcext:value-type="float">
            <text:p>129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Desembaraço de produtos de procedência estrangeira com saída de repartições aduaneiras com suspensão do Imposto de Importação - Art. 48 Inciso III do Decreto 7.212/2010 </text:p>
          </table:table-cell>
          <table:table-cell table:number-columns-repeated="1020"/>
        </table:table-row>
        <table:table-row table:style-name="ro4">
          <table:table-cell table:formula="of:=COM.MICROSOFT.CONCAT(&quot;cod_enq_ipi_&quot;;[.B38])" office:value-type="string" office:string-value="cod_enq_ipi_130" calcext:value-type="string">
            <text:p>cod_enq_ipi_130</text:p>
          </table:table-cell>
          <table:table-cell table:style-name="ce8" office:value-type="float" office:value="130" calcext:value-type="float">
            <text:p>130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Desembaraço de matérias-primas, produtos intermediários e materiais de embalagem, importados diretamente por estabelecimento de que tratam os incisos I a III do caput do Decreto 7.212/2010 - Art. 48 Inciso IV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39])" office:value-type="string" office:string-value="cod_enq_ipi_131" calcext:value-type="string">
            <text:p>cod_enq_ipi_131</text:p>
          </table:table-cell>
          <table:table-cell table:style-name="ce8" office:value-type="float" office:value="131" calcext:value-type="float">
            <text:p>13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messa de produtos para a ZFM destinados ao seu consumo interno, utilização ou industrialização - Art. 84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40])" office:value-type="string" office:string-value="cod_enq_ipi_132" calcext:value-type="string">
            <text:p>cod_enq_ipi_132</text:p>
          </table:table-cell>
          <table:table-cell table:style-name="ce8" office:value-type="float" office:value="132" calcext:value-type="float">
            <text:p>13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messa de produtos para a ZFM destinados à exportação - Art. 85 Inciso I do Decreto 7.212/2010 </text:p>
          </table:table-cell>
          <table:table-cell table:number-columns-repeated="1020"/>
        </table:table-row>
        <table:table-row table:style-name="ro4">
          <table:table-cell table:formula="of:=COM.MICROSOFT.CONCAT(&quot;cod_enq_ipi_&quot;;[.B41])" office:value-type="string" office:string-value="cod_enq_ipi_133" calcext:value-type="string">
            <text:p>cod_enq_ipi_133</text:p>
          </table:table-cell>
          <table:table-cell table:style-name="ce8" office:value-type="float" office:value="133" calcext:value-type="float">
            <text:p>13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Produtos que, antes de sua remessa à ZFM, forem enviados pelo seu fabricante a outro estabelecimento, para industrialização adicional, por conta e ordem do destinatário - Art. 85 Inciso 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42])" office:value-type="string" office:string-value="cod_enq_ipi_134" calcext:value-type="string">
            <text:p>cod_enq_ipi_134</text:p>
          </table:table-cell>
          <table:table-cell table:style-name="ce8" office:value-type="float" office:value="134" calcext:value-type="float">
            <text:p>13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Desembaraço de produtos de procedência estrangeira importados pela ZFM quando ali consumidos ou utilizados, exceto armas, munições, fumo, bebidas alcoólicas e automóveis de passageiros. - Art. 86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3])" office:value-type="string" office:string-value="cod_enq_ipi_135" calcext:value-type="string">
            <text:p>cod_enq_ipi_135</text:p>
          </table:table-cell>
          <table:table-cell table:style-name="ce8" office:value-type="float" office:value="135" calcext:value-type="float">
            <text:p>13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messa de produtos para a Amazônia Ocidental destinados ao seu consumo interno ou utilização - Art. 96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4])" office:value-type="string" office:string-value="cod_enq_ipi_136" calcext:value-type="string">
            <text:p>cod_enq_ipi_136</text:p>
          </table:table-cell>
          <table:table-cell table:style-name="ce8" office:value-type="float" office:value="136" calcext:value-type="float">
            <text:p>136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Entrada de produtos estrangeiros na Área de Livre Comércio de Tabatinga - ALCT destinados ao seu consumo interno ou utilização - Art. 106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5])" office:value-type="string" office:string-value="cod_enq_ipi_137" calcext:value-type="string">
            <text:p>cod_enq_ipi_137</text:p>
          </table:table-cell>
          <table:table-cell table:style-name="ce8" office:value-type="float" office:value="137" calcext:value-type="float">
            <text:p>137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Entrada de produtos estrangeiros na Área de Livre Comércio de Guajará-Mirim – ALCGM destinados ao seu consumo interno ou utilização - Art. 109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6])" office:value-type="string" office:string-value="cod_enq_ipi_138" calcext:value-type="string">
            <text:p>cod_enq_ipi_138</text:p>
          </table:table-cell>
          <table:table-cell table:style-name="ce8" office:value-type="float" office:value="138" calcext:value-type="float">
            <text:p>138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Entrada de produtos estrangeiros nas Áreas de Livre Comércio de Boa Vista - ALCBV e Bomfim - ALCB destinados a seu consumo interno ou utilização - Art. 112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7])" office:value-type="string" office:string-value="cod_enq_ipi_139" calcext:value-type="string">
            <text:p>cod_enq_ipi_139</text:p>
          </table:table-cell>
          <table:table-cell table:style-name="ce8" office:value-type="float" office:value="139" calcext:value-type="float">
            <text:p>139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Entrada de produtos estrangeiros na Área de Livre Comércio de Macapá e Santana -ALCMS destinados a seu consumo interno ou utilização - Art. 116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8])" office:value-type="string" office:string-value="cod_enq_ipi_140" calcext:value-type="string">
            <text:p>cod_enq_ipi_140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Entrada de produtos estrangeiros nas Áreas de Livre Comércio de Brasiléia - ALCB e de Cruzeiro do Sul - ALCCS destinados a seu consumo interno ou utilização - Art. 119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49])" office:value-type="string" office:string-value="cod_enq_ipi_141" calcext:value-type="string">
            <text:p>cod_enq_ipi_141</text:p>
          </table:table-cell>
          <table:table-cell table:style-name="ce8" office:value-type="float" office:value="141" calcext:value-type="float">
            <text:p>14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uspensão Remessa para Zona de Processamento de Exportação - ZPE - Art. 121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50])" office:value-type="string" office:string-value="cod_enq_ipi_142" calcext:value-type="string">
            <text:p>cod_enq_ipi_142</text:p>
          </table:table-cell>
          <table:table-cell table:style-name="ce8" office:value-type="float" office:value="142" calcext:value-type="float">
            <text:p>14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etor Automotivo - Desembaraço aduaneiro, chassis e outros - regime aduaneiro especial - industrialização 87.01 a 87.05 - Art. 136, 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51])" office:value-type="string" office:string-value="cod_enq_ipi_143" calcext:value-type="string">
            <text:p>cod_enq_ipi_143</text:p>
          </table:table-cell>
          <table:table-cell table:style-name="ce8" office:value-type="float" office:value="143" calcext:value-type="float">
            <text:p>14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etor Automotivo - Do estabelecimento industrial produtos 87.01 a 87.05 da TIPI – mercado interno - empresa comercial atacadista controlada por PJ encomendante do exterior. - Art. 136, 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52])" office:value-type="string" office:string-value="cod_enq_ipi_144" calcext:value-type="string">
            <text:p>cod_enq_ipi_144</text:p>
          </table:table-cell>
          <table:table-cell table:style-name="ce8" office:value-type="float" office:value="144" calcext:value-type="float">
            <text:p>14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etor Automotivo - Do estabelecimento industrial - chassis e outros classificados nas posições 84.29, 84.32, 84.33, 87.01 a 87.06 e 87.11 da TIPI. - Art. 136, I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53])" office:value-type="string" office:string-value="cod_enq_ipi_145" calcext:value-type="string">
            <text:p>cod_enq_ipi_145</text:p>
          </table:table-cell>
          <table:table-cell table:style-name="ce8" office:value-type="float" office:value="145" calcext:value-type="float">
            <text:p>14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etor Automotivo - Desembaraço aduaneiro, chassis e outros classificados nas posições 84.29, 84.32, 84.33, 87.01 a 87.06 e 87.11 da TIPI quando importados diretamente por estabelecimento industrial - Art. 136, IV do Decreto 7.212/2010</text:p>
          </table:table-cell>
          <table:table-cell table:number-columns-repeated="1020"/>
        </table:table-row>
        <table:table-row table:style-name="ro3">
          <table:table-cell table:formula="of:=COM.MICROSOFT.CONCAT(&quot;cod_enq_ipi_&quot;;[.B54])" office:value-type="string" office:string-value="cod_enq_ipi_146" calcext:value-type="string">
            <text:p>cod_enq_ipi_146</text:p>
          </table:table-cell>
          <table:table-cell table:style-name="ce8" office:value-type="float" office:value="146" calcext:value-type="float">
            <text:p>146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etor Automotivo - do estabelecimento industrial matérias-primas, os produtos intermediários e os materiais de embalagem, adquiridos por fabricantes, preponderantemente, de componentes, chassis e outrosclassificados nos Códigos 84.29, 8432.40.00, 8432.80.00, 8433.20, 8433.30.00, 8433.40.00, 8433.5 e 87.01 a 87.06 da TIPI- Art. 136, V do Decreto 7.212/2010</text:p>
          </table:table-cell>
          <table:table-cell table:number-columns-repeated="1020"/>
        </table:table-row>
        <table:table-row table:style-name="ro3">
          <table:table-cell table:formula="of:=COM.MICROSOFT.CONCAT(&quot;cod_enq_ipi_&quot;;[.B55])" office:value-type="string" office:string-value="cod_enq_ipi_147" calcext:value-type="string">
            <text:p>cod_enq_ipi_147</text:p>
          </table:table-cell>
          <table:table-cell table:style-name="ce8" office:value-type="float" office:value="147" calcext:value-type="float">
            <text:p>147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Setor Automotivo -Desembaraço aduaneiro, as matérias-primas, os produtos intermediários e os materiais de embalagem, importados diretamente por fabricantes, preponderantemente, de componentes, chassis e outrosclassificados nos Códigos 84.29, 8432.40.00, 8432.80.00, 8433.20, 8433.30.00, 8433.40.00, 8433.5 e 87.01 a 87.06 da TIPI -Art. 136, V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56])" office:value-type="string" office:string-value="cod_enq_ipi_148" calcext:value-type="string">
            <text:p>cod_enq_ipi_148</text:p>
          </table:table-cell>
          <table:table-cell table:style-name="ce8" office:value-type="float" office:value="148" calcext:value-type="float">
            <text:p>148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Bens de Informática e Automação- matérias-primas, os produtos intermediários e os materiais de embalagem, quando adquiridos por estabelecimentos industriais fabricantes dos referidos bens. - Art. 148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57])" office:value-type="string" office:string-value="cod_enq_ipi_149" calcext:value-type="string">
            <text:p>cod_enq_ipi_149</text:p>
          </table:table-cell>
          <table:table-cell table:style-name="ce8" office:value-type="float" office:value="149" calcext:value-type="float">
            <text:p>149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porto - Saída de Estabelecimento de máquinas e outros quando adquiridos por beneficiários do REPORTO - Art. 166, 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58])" office:value-type="string" office:string-value="cod_enq_ipi_150" calcext:value-type="string">
            <text:p>cod_enq_ipi_150</text:p>
          </table:table-cell>
          <table:table-cell table:style-name="ce8" office:value-type="float" office:value="150" calcext:value-type="float">
            <text:p>150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porto - Desembaraço aduaneiro de máquinas e outros quando adquiridos por beneficiários do REPORTO - Art. 166, 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59])" office:value-type="string" office:string-value="cod_enq_ipi_151" calcext:value-type="string">
            <text:p>cod_enq_ipi_151</text:p>
          </table:table-cell>
          <table:table-cell table:style-name="ce8" office:value-type="float" office:value="151" calcext:value-type="float">
            <text:p>15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pes - Desembaraço aduaneiro - bens sem similar nacional importados por beneficiários do REPES - Art. 171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0])" office:value-type="string" office:string-value="cod_enq_ipi_152" calcext:value-type="string">
            <text:p>cod_enq_ipi_152</text:p>
          </table:table-cell>
          <table:table-cell table:style-name="ce8" office:value-type="float" office:value="152" calcext:value-type="float">
            <text:p>15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cine - Saída para beneficiário do regime - Art. 14, III da Lei 12.599/2012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1])" office:value-type="string" office:string-value="cod_enq_ipi_153" calcext:value-type="string">
            <text:p>cod_enq_ipi_153</text:p>
          </table:table-cell>
          <table:table-cell table:style-name="ce8" office:value-type="float" office:value="153" calcext:value-type="float">
            <text:p>15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cine - Desembaraço aduaneiro por beneficiário do regime - Art. 14, IV da Lei 12.599/2012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2])" office:value-type="string" office:string-value="cod_enq_ipi_154" calcext:value-type="string">
            <text:p>cod_enq_ipi_154</text:p>
          </table:table-cell>
          <table:table-cell table:style-name="ce8" office:value-type="float" office:value="154" calcext:value-type="float">
            <text:p>15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if - Saída para beneficiário do regime - Lei 12.794/1013, art. 8, III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3])" office:value-type="string" office:string-value="cod_enq_ipi_155" calcext:value-type="string">
            <text:p>cod_enq_ipi_155</text:p>
          </table:table-cell>
          <table:table-cell table:style-name="ce8" office:value-type="float" office:value="155" calcext:value-type="float">
            <text:p>15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if - Desembaraço aduaneiro por beneficiário do regime - Lei 12.794/1013, art. 8, IV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4])" office:value-type="string" office:string-value="cod_enq_ipi_156" calcext:value-type="string">
            <text:p>cod_enq_ipi_156</text:p>
          </table:table-cell>
          <table:table-cell table:style-name="ce8" office:value-type="float" office:value="156" calcext:value-type="float">
            <text:p>156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pnbl-Redes - Saída para beneficiário do regime - Lei n° 12.715/2012, art. 30, II</text:p>
          </table:table-cell>
          <table:table-cell table:number-columns-repeated="1020"/>
        </table:table-row>
        <table:table-row table:style-name="ro2">
          <table:table-cell table:formula="of:=COM.MICROSOFT.CONCAT(&quot;cod_enq_ipi_&quot;;[.B65])" office:value-type="string" office:string-value="cod_enq_ipi_157" calcext:value-type="string">
            <text:p>cod_enq_ipi_157</text:p>
          </table:table-cell>
          <table:table-cell table:style-name="ce8" office:value-type="float" office:value="157" calcext:value-type="float">
            <text:p>157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compe - Saída de matérias-primas e produtos intermediários para beneficiários do regime - Decreto n° 7.243/2010, art. 5°, I</text:p>
          </table:table-cell>
          <table:table-cell table:number-columns-repeated="1020"/>
        </table:table-row>
        <table:table-row table:style-name="ro4">
          <table:table-cell table:formula="of:=COM.MICROSOFT.CONCAT(&quot;cod_enq_ipi_&quot;;[.B66])" office:value-type="string" office:string-value="cod_enq_ipi_158" calcext:value-type="string">
            <text:p>cod_enq_ipi_158</text:p>
          </table:table-cell>
          <table:table-cell table:style-name="ce8" office:value-type="float" office:value="158" calcext:value-type="float">
            <text:p>158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compe - Saída de matérias-primas e produtos intermediários destinados a industrialização de equipamentos - Programa Estímulo Universidade-Empresa - Apoio à Inovação - Decreto n° 7.243/2010, art. 5°, III</text:p>
          </table:table-cell>
          <table:table-cell table:number-columns-repeated="1020"/>
        </table:table-row>
        <table:table-row table:style-name="ro2">
          <table:table-cell table:formula="of:=COM.MICROSOFT.CONCAT(&quot;cod_enq_ipi_&quot;;[.B67])" office:value-type="string" office:string-value="cod_enq_ipi_159" calcext:value-type="string">
            <text:p>cod_enq_ipi_159</text:p>
          </table:table-cell>
          <table:table-cell table:style-name="ce8" office:value-type="float" office:value="159" calcext:value-type="float">
            <text:p>159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io 2016 - Produtos nacionais, duráveis, uso e consumo dos eventos, adquiridos pelas pessoas jurídicas mencionadas no § 2o do art. 4o da Lei n° 12.780/2013 - Lei n° 12.780/2013, Art. 13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8])" office:value-type="string" office:string-value="cod_enq_ipi_160" calcext:value-type="string">
            <text:p>cod_enq_ipi_160</text:p>
          </table:table-cell>
          <table:table-cell table:style-name="ce8" office:value-type="float" office:value="160" calcext:value-type="float">
            <text:p>160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gime Especial de Admissão Temporária nos Termos do Art. 2o da IN 1361/2013</text:p>
          </table:table-cell>
          <table:table-cell table:number-columns-repeated="1020"/>
        </table:table-row>
        <table:table-row table:style-name="ro1">
          <table:table-cell table:formula="of:=COM.MICROSOFT.CONCAT(&quot;cod_enq_ipi_&quot;;[.B69])" office:value-type="string" office:string-value="cod_enq_ipi_161" calcext:value-type="string">
            <text:p>cod_enq_ipi_161</text:p>
          </table:table-cell>
          <table:table-cell table:style-name="ce8" office:value-type="float" office:value="161" calcext:value-type="float">
            <text:p>161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gime Especial de Admissão Temporária nos termos do art. 5o da IN 1361/2013</text:p>
          </table:table-cell>
          <table:table-cell table:number-columns-repeated="1020"/>
        </table:table-row>
        <table:table-row table:style-name="ro2">
          <table:table-cell table:formula="of:=COM.MICROSOFT.CONCAT(&quot;cod_enq_ipi_&quot;;[.B70])" office:value-type="string" office:string-value="cod_enq_ipi_162" calcext:value-type="string">
            <text:p>cod_enq_ipi_162</text:p>
          </table:table-cell>
          <table:table-cell table:style-name="ce8" office:value-type="float" office:value="162" calcext:value-type="float">
            <text:p>162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gime Especial de Admissão Temporária nos termos do art. 7o da IN 1361/2013 (Suspensão com pagamento de tributos diferidos até a duração do regime, limitado a 100% do valor original)</text:p>
          </table:table-cell>
          <table:table-cell table:number-columns-repeated="1020"/>
        </table:table-row>
        <table:table-row table:style-name="ro5">
          <table:table-cell table:formula="of:=COM.MICROSOFT.CONCAT(&quot;cod_enq_ipi_&quot;;[.B71])" office:value-type="string" office:string-value="cod_enq_ipi_163" calcext:value-type="string">
            <text:p>cod_enq_ipi_163</text:p>
          </table:table-cell>
          <table:table-cell table:style-name="ce8" office:value-type="float" office:value="163" calcext:value-type="float">
            <text:p>163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PETRO-Industrialização Venda no mercado interno de matérias-primas, produtos intermediários e materiais de embalagem para serem utilizados integralmente no processo de industrialização de produto final destinado às atividades de exploração, de desenvolvimento e de produção de petróleo, de gás natural e de outros hidrocarbonetos fluidos à PJ habilitada no Repetro-Industrialização. - Instrução Normativa RFB no 1901, de 17 de julho de 2019.</text:p>
          </table:table-cell>
          <table:table-cell table:number-columns-repeated="1020"/>
        </table:table-row>
        <table:table-row table:style-name="ro6">
          <table:table-cell table:formula="of:=COM.MICROSOFT.CONCAT(&quot;cod_enq_ipi_&quot;;[.B72])" office:value-type="string" office:string-value="cod_enq_ipi_164" calcext:value-type="string">
            <text:p>cod_enq_ipi_164</text:p>
          </table:table-cell>
          <table:table-cell table:style-name="ce8" office:value-type="float" office:value="164" calcext:value-type="float">
            <text:p>164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REPETRO-SPED Venda dos produtos finais destinados às atividades de exploração, de desenvolvimento e de produção de petróleo, de gás natural e de outros hidrocarbonetos fluidos previstas na Lei no 9.478, de 6 de agosto de 1997 , na Lei no 12.276, de 30 de junho de 2010, e na Lei no 12.351, de 22 de dezembro de 2010, por fabricantes desses, beneficiários do Repetro- Industrialização, quando diretamente adquiridos por pessoa jurídica habilitada no Repetro- Sped.- Instrução Normativa RFB no 1901, de 17 de julho de 2019.</text:p>
          </table:table-cell>
          <table:table-cell table:number-columns-repeated="1020"/>
        </table:table-row>
        <table:table-row table:style-name="ro6">
          <table:table-cell table:formula="of:=COM.MICROSOFT.CONCAT(&quot;cod_enq_ipi_&quot;;[.B73])" office:value-type="string" office:string-value="cod_enq_ipi_165" calcext:value-type="string">
            <text:p>cod_enq_ipi_165</text:p>
          </table:table-cell>
          <table:table-cell table:style-name="ce8" office:value-type="float" office:value="165" calcext:value-type="float">
            <text:p>165</text:p>
          </table:table-cell>
          <table:table-cell table:style-name="ce10" office:value-type="string" calcext:value-type="string">
            <text:p>Suspensão</text:p>
          </table:table-cell>
          <table:table-cell table:style-name="ce12" office:value-type="string" calcext:value-type="string">
            <text:p>O transportador com relação aos produtos tributados que transportar desacompanhados da documentação comprobatória de sua procedência; qualquer possuidor - com relação aos produtos tributados cuja posse mantiver para fins de venda ou industrialização; o industrial ou equiparado, mediante requerimento, nas operações anteriores, concomitantes ou posteriores às saídas que promover, nas hipóteses e condições estabelecidas pela Secretaria da Receita Federal, nos termos da IN RFB no 1.081/2010. </text:p>
          </table:table-cell>
          <table:table-cell table:number-columns-repeated="1020"/>
        </table:table-row>
        <table:table-row table:style-name="ro4">
          <table:table-cell table:formula="of:=COM.MICROSOFT.CONCAT(&quot;cod_enq_ipi_&quot;;[.B74])" office:value-type="string" office:string-value="cod_enq_ipi_301" calcext:value-type="string">
            <text:p>cod_enq_ipi_301</text:p>
          </table:table-cell>
          <table:table-cell table:style-name="ce8" office:value-type="float" office:value="301" calcext:value-type="float">
            <text:p>301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ndustrializados por instituições de educação ou de assistência social, destinados a uso próprio ou a distribuição gratuita a seus educandos ou assistidos - Art. 54 Inciso 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75])" office:value-type="string" office:string-value="cod_enq_ipi_302" calcext:value-type="string">
            <text:p>cod_enq_ipi_302</text:p>
          </table:table-cell>
          <table:table-cell table:style-name="ce8" office:value-type="float" office:value="302" calcext:value-type="float">
            <text:p>302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ndustrializados por estabelecimentos públicos e autárquicos da União, dos Estados, do Distrito Federal e dos Municípios, não destinados a comércio - Art. 54 Inciso 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76])" office:value-type="string" office:string-value="cod_enq_ipi_303" calcext:value-type="string">
            <text:p>cod_enq_ipi_303</text:p>
          </table:table-cell>
          <table:table-cell table:style-name="ce8" office:value-type="float" office:value="303" calcext:value-type="float">
            <text:p>303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mostras de produtos para distribuição gratuita, de diminuto ou nenhum valor comercial -Art. 54 Inciso II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77])" office:value-type="string" office:string-value="cod_enq_ipi_304" calcext:value-type="string">
            <text:p>cod_enq_ipi_304</text:p>
          </table:table-cell>
          <table:table-cell table:style-name="ce8" office:value-type="float" office:value="304" calcext:value-type="float">
            <text:p>304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mostras de tecidos sem valor comercial- Art. 54 Inciso IV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78])" office:value-type="string" office:string-value="cod_enq_ipi_305" calcext:value-type="string">
            <text:p>cod_enq_ipi_305</text:p>
          </table:table-cell>
          <table:table-cell table:style-name="ce8" office:value-type="float" office:value="305" calcext:value-type="float">
            <text:p>305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és isolados de calçados - Art. 54 Inciso V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79])" office:value-type="string" office:string-value="cod_enq_ipi_306" calcext:value-type="string">
            <text:p>cod_enq_ipi_306</text:p>
          </table:table-cell>
          <table:table-cell table:style-name="ce8" office:value-type="float" office:value="306" calcext:value-type="float">
            <text:p>306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eronaves de uso militar e suas partes e peças, vendidas à União - Art. 54 Inciso V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80])" office:value-type="string" office:string-value="cod_enq_ipi_307" calcext:value-type="string">
            <text:p>cod_enq_ipi_307</text:p>
          </table:table-cell>
          <table:table-cell table:style-name="ce8" office:value-type="float" office:value="307" calcext:value-type="float">
            <text:p>307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Caixões funerários - Art. 54 Inciso VI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81])" office:value-type="string" office:string-value="cod_enq_ipi_308" calcext:value-type="string">
            <text:p>cod_enq_ipi_308</text:p>
          </table:table-cell>
          <table:table-cell table:style-name="ce8" office:value-type="float" office:value="308" calcext:value-type="float">
            <text:p>308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apel destinado à impressão de músicas - Art. 54 Inciso VI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82])" office:value-type="string" office:string-value="cod_enq_ipi_309" calcext:value-type="string">
            <text:p>cod_enq_ipi_309</text:p>
          </table:table-cell>
          <table:table-cell table:style-name="ce8" office:value-type="float" office:value="309" calcext:value-type="float">
            <text:p>309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anelas e outros artefatos semelhantes, de uso doméstico, de fabricação rústica, de pedra ou Isenção barro bruto - Art. 54 Inciso IX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83])" office:value-type="string" office:string-value="cod_enq_ipi_310" calcext:value-type="string">
            <text:p>cod_enq_ipi_310</text:p>
          </table:table-cell>
          <table:table-cell table:style-name="ce8" office:value-type="float" office:value="310" calcext:value-type="float">
            <text:p>310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Chapéus, roupas e proteção, de couro, próprios para tropeiros - Art. 54 Inciso X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84])" office:value-type="string" office:string-value="cod_enq_ipi_311" calcext:value-type="string">
            <text:p>cod_enq_ipi_311</text:p>
          </table:table-cell>
          <table:table-cell table:style-name="ce8" office:value-type="float" office:value="311" calcext:value-type="float">
            <text:p>311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Material bélico, de uso privativo das Forças Armadas, vendido à União - Art. 54 Inciso XI do Decreto 7.212/2010</text:p>
          </table:table-cell>
          <table:table-cell table:number-columns-repeated="1020"/>
        </table:table-row>
        <table:table-row table:style-name="ro5">
          <table:table-cell table:formula="of:=COM.MICROSOFT.CONCAT(&quot;cod_enq_ipi_&quot;;[.B85])" office:value-type="string" office:string-value="cod_enq_ipi_312" calcext:value-type="string">
            <text:p>cod_enq_ipi_312</text:p>
          </table:table-cell>
          <table:table-cell table:style-name="ce8" office:value-type="float" office:value="312" calcext:value-type="float">
            <text:p>312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utomóvel adquirido diretamente a fabricante nacional, pelas missões diplomáticas e repartições consulares de caráter permanente, ou seus integrantes, bem assim pelas representações internacionais ou regionais de que o Brasil seja membro, e seus funcionários, peritos, técnicos e consultores, de nacionalidade estrangeira, que exerçam funções de caráter permanente - Art. 54 Inciso X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86])" office:value-type="string" office:string-value="cod_enq_ipi_313" calcext:value-type="string">
            <text:p>cod_enq_ipi_313</text:p>
          </table:table-cell>
          <table:table-cell table:style-name="ce8" office:value-type="float" office:value="313" calcext:value-type="float">
            <text:p>313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Veículo de fabricação nacional adquirido por funcionário das missões diplomáticas acreditadas junto ao Governo Brasileiro - Art. 54 Inciso XII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87])" office:value-type="string" office:string-value="cod_enq_ipi_314" calcext:value-type="string">
            <text:p>cod_enq_ipi_314</text:p>
          </table:table-cell>
          <table:table-cell table:style-name="ce8" office:value-type="float" office:value="314" calcext:value-type="float">
            <text:p>314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saídos diretamente para Lojas Francas - Art. 54 Inciso XIV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88])" office:value-type="string" office:string-value="cod_enq_ipi_315" calcext:value-type="string">
            <text:p>cod_enq_ipi_315</text:p>
          </table:table-cell>
          <table:table-cell table:style-name="ce8" office:value-type="float" office:value="315" calcext:value-type="float">
            <text:p>315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Materiais e equipamentos destinados a Itaipu Binacional - Art. 54 Inciso XV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89])" office:value-type="string" office:string-value="cod_enq_ipi_316" calcext:value-type="string">
            <text:p>cod_enq_ipi_316</text:p>
          </table:table-cell>
          <table:table-cell table:style-name="ce8" office:value-type="float" office:value="316" calcext:value-type="float">
            <text:p>316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mportados por missões diplomáticas, consulados ou organismo internacional -Art. 54 Inciso XV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0])" office:value-type="string" office:string-value="cod_enq_ipi_317" calcext:value-type="string">
            <text:p>cod_enq_ipi_317</text:p>
          </table:table-cell>
          <table:table-cell table:style-name="ce8" office:value-type="float" office:value="317" calcext:value-type="float">
            <text:p>317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Bagagem de passageiros desembaraçada com isenção do II. - Art. 54 Inciso XVII do Decreto Isençã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1])" office:value-type="string" office:string-value="cod_enq_ipi_318" calcext:value-type="string">
            <text:p>cod_enq_ipi_318</text:p>
          </table:table-cell>
          <table:table-cell table:style-name="ce8" office:value-type="float" office:value="318" calcext:value-type="float">
            <text:p>318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Bagagem de passageiros desembaraçada com pagamento do II. - Art. 54 Inciso XVI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2])" office:value-type="string" office:string-value="cod_enq_ipi_319" calcext:value-type="string">
            <text:p>cod_enq_ipi_319</text:p>
          </table:table-cell>
          <table:table-cell table:style-name="ce8" office:value-type="float" office:value="319" calcext:value-type="float">
            <text:p>319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emessas postais internacionais sujeitas a tributação simplificada. - Art. 54 Inciso XIX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3])" office:value-type="string" office:string-value="cod_enq_ipi_320" calcext:value-type="string">
            <text:p>cod_enq_ipi_320</text:p>
          </table:table-cell>
          <table:table-cell table:style-name="ce8" office:value-type="float" office:value="320" calcext:value-type="float">
            <text:p>320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Máquinas e outros destinados à pesquisa científica e tecnológica - Art. 54 Inciso XX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4])" office:value-type="string" office:string-value="cod_enq_ipi_321" calcext:value-type="string">
            <text:p>cod_enq_ipi_321</text:p>
          </table:table-cell>
          <table:table-cell table:style-name="ce8" office:value-type="float" office:value="321" calcext:value-type="float">
            <text:p>321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de procedência estrangeira, isentos do II conforme Lei n° 8032/1990. - Art. 54 Inciso XX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5])" office:value-type="string" office:string-value="cod_enq_ipi_322" calcext:value-type="string">
            <text:p>cod_enq_ipi_322</text:p>
          </table:table-cell>
          <table:table-cell table:style-name="ce8" office:value-type="float" office:value="322" calcext:value-type="float">
            <text:p>322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de procedência estrangeira utilizados em eventos esportivos - Art. 54 Inciso XX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96])" office:value-type="string" office:string-value="cod_enq_ipi_323" calcext:value-type="string">
            <text:p>cod_enq_ipi_323</text:p>
          </table:table-cell>
          <table:table-cell table:style-name="ce8" office:value-type="float" office:value="323" calcext:value-type="float">
            <text:p>323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Veículos automotores, máquinas, equipamentos, bem assim suas partes e peças separadas, destinadas à utilização nas atividades dos Corpos de Bombeiros - Art. 54 Inciso XXI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7])" office:value-type="string" office:string-value="cod_enq_ipi_324" calcext:value-type="string">
            <text:p>cod_enq_ipi_324</text:p>
          </table:table-cell>
          <table:table-cell table:style-name="ce8" office:value-type="float" office:value="324" calcext:value-type="float">
            <text:p>324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mportados para consumo em congressos, feiras e exposições - Art. 54 Inciso XXIV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98])" office:value-type="string" office:string-value="cod_enq_ipi_325" calcext:value-type="string">
            <text:p>cod_enq_ipi_325</text:p>
          </table:table-cell>
          <table:table-cell table:style-name="ce8" office:value-type="float" office:value="325" calcext:value-type="float">
            <text:p>325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Bens de informática, Matéria Prima, produtos intermediários e embalagem destinados a Urnas eletrônicas - TSE - Art. 54 Inciso XXV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99])" office:value-type="string" office:string-value="cod_enq_ipi_326" calcext:value-type="string">
            <text:p>cod_enq_ipi_326</text:p>
          </table:table-cell>
          <table:table-cell table:style-name="ce8" office:value-type="float" office:value="326" calcext:value-type="float">
            <text:p>326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Materiais, equipamentos, máquinas, aparelhos e instrumentos, bem assim os respectivos Isenção acessórios, sobressalentes e ferramentas, que os acompanhem, destinados à construção do Gasoduto Brasil - Bolívia - Art. 54 Inciso XXV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00])" office:value-type="string" office:string-value="cod_enq_ipi_327" calcext:value-type="string">
            <text:p>cod_enq_ipi_327</text:p>
          </table:table-cell>
          <table:table-cell table:style-name="ce8" office:value-type="float" office:value="327" calcext:value-type="float">
            <text:p>327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artes, peças e componentes, adquiridos por estaleiros navais brasileiros, destinados ao emprego na conservação, modernização, conversão ou reparo de embarcações registradas no Registro Especial Brasileiro - REB - Art. 54 Inciso XXV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01])" office:value-type="string" office:string-value="cod_enq_ipi_328" calcext:value-type="string">
            <text:p>cod_enq_ipi_328</text:p>
          </table:table-cell>
          <table:table-cell table:style-name="ce8" office:value-type="float" office:value="328" calcext:value-type="float">
            <text:p>328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parelhos transmissores e receptores de radiotelefonia e radiotelegrafia; veículos para patrulhamento policial; armas e munições, destinados a órgãos de segurança pública da</text:p>
            <text:p>União, dos Estados e do Distrito Federal - Art. 54 Inciso XXVI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02])" office:value-type="string" office:string-value="cod_enq_ipi_329" calcext:value-type="string">
            <text:p>cod_enq_ipi_329</text:p>
          </table:table-cell>
          <table:table-cell table:style-name="ce8" office:value-type="float" office:value="329" calcext:value-type="float">
            <text:p>329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utomóveis de passageiros de fabricação nacional destinados à utilização como táxi adquiridos por motoristas profissionais - Art. 55 Inciso 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03])" office:value-type="string" office:string-value="cod_enq_ipi_330" calcext:value-type="string">
            <text:p>cod_enq_ipi_330</text:p>
          </table:table-cell>
          <table:table-cell table:style-name="ce8" office:value-type="float" office:value="330" calcext:value-type="float">
            <text:p>330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utomóveis de passageiros de fabricação nacional destinados à utilização como táxi por impedidos de exercer atividade por destruição, furto ou roubo do veículo adquiridos por motoristas profissionais. - Art. 55 Inciso II do Decreto 7.212/201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04])" office:value-type="string" office:string-value="cod_enq_ipi_331" calcext:value-type="string">
            <text:p>cod_enq_ipi_331</text:p>
          </table:table-cell>
          <table:table-cell table:style-name="ce8" office:value-type="float" office:value="331" calcext:value-type="float">
            <text:p>331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utomóveis de passageiros de fabricação nacional destinados à utilização como táxi adquiridos por cooperativas de trabalho. - Art. 55 Inciso I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05])" office:value-type="string" office:string-value="cod_enq_ipi_332" calcext:value-type="string">
            <text:p>cod_enq_ipi_332</text:p>
          </table:table-cell>
          <table:table-cell table:style-name="ce8" office:value-type="float" office:value="332" calcext:value-type="float">
            <text:p>332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Automóveis de passageiros de fabricação nacional, destinados a pessoas portadoras de deficiência física, visual, mental severa ou profunda, ou autistas - Art. 55 Inciso IV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06])" office:value-type="string" office:string-value="cod_enq_ipi_333" calcext:value-type="string">
            <text:p>cod_enq_ipi_333</text:p>
          </table:table-cell>
          <table:table-cell table:style-name="ce8" office:value-type="float" office:value="333" calcext:value-type="float">
            <text:p>333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estrangeiros, recebidos em doação de representações diplomáticas estrangeiras Isenção sediadas no País,vendidos em feiras, bazares e eventos semelhantes porentidades beneficentes - Art. 67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07])" office:value-type="string" office:string-value="cod_enq_ipi_334" calcext:value-type="string">
            <text:p>cod_enq_ipi_334</text:p>
          </table:table-cell>
          <table:table-cell table:style-name="ce8" office:value-type="float" office:value="334" calcext:value-type="float">
            <text:p>334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ndustrializados na Zona Franca de Manaus - ZFM, destinados ao seu consumo interno - Art. 81 Inciso 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08])" office:value-type="string" office:string-value="cod_enq_ipi_335" calcext:value-type="string">
            <text:p>cod_enq_ipi_335</text:p>
          </table:table-cell>
          <table:table-cell table:style-name="ce8" office:value-type="float" office:value="335" calcext:value-type="float">
            <text:p>335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ndustrializados na ZFM, por estabelecimentos com projetos aprovados pela SUFRAMA, destinados a comercialização em qualquer outro ponto do Território Nacional -Art. 81 Inciso 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09])" office:value-type="string" office:string-value="cod_enq_ipi_336" calcext:value-type="string">
            <text:p>cod_enq_ipi_336</text:p>
          </table:table-cell>
          <table:table-cell table:style-name="ce8" office:value-type="float" office:value="336" calcext:value-type="float">
            <text:p>336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destinados à entrada na ZFM, para seu consumo interno, utilização ou industrialização, ou ainda, para serem remetidos, por intermédio de seus entrepostos, à Amazônia Ocidental - Art. 81 Inciso I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10])" office:value-type="string" office:string-value="cod_enq_ipi_337" calcext:value-type="string">
            <text:p>cod_enq_ipi_337</text:p>
          </table:table-cell>
          <table:table-cell table:style-name="ce8" office:value-type="float" office:value="337" calcext:value-type="float">
            <text:p>337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ndustrializados por estabelecimentos com projetos aprovados pela SUFRAMA, consumidos ou utilizados na Amazônia Ocidental,ou adquiridos através da ZFM ou de seus entrepostos na referida região - Art. 95 Inciso 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11])" office:value-type="string" office:string-value="cod_enq_ipi_338" calcext:value-type="string">
            <text:p>cod_enq_ipi_338</text:p>
          </table:table-cell>
          <table:table-cell table:style-name="ce8" office:value-type="float" office:value="338" calcext:value-type="float">
            <text:p>338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de procedência estrangeira, relacionados na legislação, oriundos da ZFM e que derem entrada na Amazônia Ocidental para ali serem consumidos ou utilizados:- Art. 95 Inciso II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12])" office:value-type="string" office:string-value="cod_enq_ipi_339" calcext:value-type="string">
            <text:p>cod_enq_ipi_339</text:p>
          </table:table-cell>
          <table:table-cell table:style-name="ce8" office:value-type="float" office:value="339" calcext:value-type="float">
            <text:p>339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elaborados com matérias-primas agrícolas e extrativas vegetais de produção Isenção regional, por estabelecimentos industriais localizados na Amazônia Ocidental, com projetos aprovados pela SUFRAMA - Art. 95 Inciso III do Decreto 7.212/201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13])" office:value-type="string" office:string-value="cod_enq_ipi_340" calcext:value-type="string">
            <text:p>cod_enq_ipi_340</text:p>
          </table:table-cell>
          <table:table-cell table:style-name="ce8" office:value-type="float" office:value="340" calcext:value-type="float">
            <text:p>340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industrializados em Area de Livre Comércio - Art. 105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14])" office:value-type="string" office:string-value="cod_enq_ipi_341" calcext:value-type="string">
            <text:p>cod_enq_ipi_341</text:p>
          </table:table-cell>
          <table:table-cell table:style-name="ce8" office:value-type="float" office:value="341" calcext:value-type="float">
            <text:p>341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ou nacionalizados, destinados à entrada na Area de Livre Comércio de Tabatinga - ALCT - Art. 107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15])" office:value-type="string" office:string-value="cod_enq_ipi_342" calcext:value-type="string">
            <text:p>cod_enq_ipi_342</text:p>
          </table:table-cell>
          <table:table-cell table:style-name="ce8" office:value-type="float" office:value="342" calcext:value-type="float">
            <text:p>342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ou nacionalizados, destinados à entrada na Area de Livre Comércio de Guajará-Mirim - ALCGM - Art. 110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16])" office:value-type="string" office:string-value="cod_enq_ipi_343" calcext:value-type="string">
            <text:p>cod_enq_ipi_343</text:p>
          </table:table-cell>
          <table:table-cell table:style-name="ce8" office:value-type="float" office:value="343" calcext:value-type="float">
            <text:p>343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ou nacionalizados, destinados à entrada nas Areas de Livre Comércio de Boa Vista - ALCBV e Bonfim - ALCB - Art. 113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17])" office:value-type="string" office:string-value="cod_enq_ipi_344" calcext:value-type="string">
            <text:p>cod_enq_ipi_344</text:p>
          </table:table-cell>
          <table:table-cell table:style-name="ce8" office:value-type="float" office:value="344" calcext:value-type="float">
            <text:p>344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ou nacionalizados, destinados à entrada na Area de Livre Comércio de Macapá e Santana - ALCMS - Art. 117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18])" office:value-type="string" office:string-value="cod_enq_ipi_345" calcext:value-type="string">
            <text:p>cod_enq_ipi_345</text:p>
          </table:table-cell>
          <table:table-cell table:style-name="ce8" office:value-type="float" office:value="345" calcext:value-type="float">
            <text:p>345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Produtos nacionais ou nacionalizados, destinados à entrada nas Areas de Livre Comércio de Brasiléia - ALCB e de Cruzeiro do Sul - ALCCS - Art. 120 do Decreto 7.212/2010</text:p>
          </table:table-cell>
          <table:table-cell table:number-columns-repeated="1020"/>
        </table:table-row>
        <table:table-row table:style-name="ro4">
          <table:table-cell table:formula="of:=COM.MICROSOFT.CONCAT(&quot;cod_enq_ipi_&quot;;[.B119])" office:value-type="string" office:string-value="cod_enq_ipi_346" calcext:value-type="string">
            <text:p>cod_enq_ipi_346</text:p>
          </table:table-cell>
          <table:table-cell table:style-name="ce8" office:value-type="float" office:value="346" calcext:value-type="float">
            <text:p>346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ecompe - equipamentos de informática - de beneficiário do regime para escolas das redes públicas de ensino federal, estadual, distrital, municipal ou nas escolas sem fins lucrativos de atendimento a pessoas com deficiência - Decreto n° 7.243/2010, art. 7°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0])" office:value-type="string" office:string-value="cod_enq_ipi_347" calcext:value-type="string">
            <text:p>cod_enq_ipi_347</text:p>
          </table:table-cell>
          <table:table-cell table:style-name="ce8" office:value-type="float" office:value="347" calcext:value-type="float">
            <text:p>347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io 2016 - Importação de materiais para os jogos (medalhas, troféus, impressos, bens não duráveis, etc.) - Lei n° 12.780/2013, Art. 4°, §1°, I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21])" office:value-type="string" office:string-value="cod_enq_ipi_348" calcext:value-type="string">
            <text:p>cod_enq_ipi_348</text:p>
          </table:table-cell>
          <table:table-cell table:style-name="ce8" office:value-type="float" office:value="348" calcext:value-type="float">
            <text:p>348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io 2016 - Suspensão convertida em Isenção - Lei n° 12.780/2013, Art. 6°, I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22])" office:value-type="string" office:string-value="cod_enq_ipi_349" calcext:value-type="string">
            <text:p>cod_enq_ipi_349</text:p>
          </table:table-cell>
          <table:table-cell table:style-name="ce8" office:value-type="float" office:value="349" calcext:value-type="float">
            <text:p>349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io 2016 - Empresas vinculadas ao CIO - Lei n° 12.780/2013, Art. 9°, I, d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23])" office:value-type="string" office:string-value="cod_enq_ipi_350" calcext:value-type="string">
            <text:p>cod_enq_ipi_350</text:p>
          </table:table-cell>
          <table:table-cell table:style-name="ce8" office:value-type="float" office:value="350" calcext:value-type="float">
            <text:p>350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io 2016 - Saída de produtos importados pelo RIO 2016- Lei n° 12.780/2013, Art. 10, I, d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4])" office:value-type="string" office:string-value="cod_enq_ipi_351" calcext:value-type="string">
            <text:p>cod_enq_ipi_351</text:p>
          </table:table-cell>
          <table:table-cell table:style-name="ce8" office:value-type="float" office:value="351" calcext:value-type="float">
            <text:p>351</text:p>
          </table:table-cell>
          <table:table-cell table:style-name="ce10" office:value-type="string" calcext:value-type="string">
            <text:p>Isenção</text:p>
          </table:table-cell>
          <table:table-cell table:style-name="ce12" office:value-type="string" calcext:value-type="string">
            <text:p>Rio 2016 - Produtos nacionais, não duráveis, uso e consumo dos eventos, adquiridos pelas pessoas jurídicas mencionadas no § 2o do art. 4o da Lei n° 12.780/2013, Art. 12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5])" office:value-type="string" office:string-value="cod_enq_ipi_601" calcext:value-type="string">
            <text:p>cod_enq_ipi_601</text:p>
          </table:table-cell>
          <table:table-cell table:style-name="ce8" office:value-type="float" office:value="601" calcext:value-type="float">
            <text:p>601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Equipamentos e outros destinados à pesquisa e ao desenvolvimento tecnológico - Art. 72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6])" office:value-type="string" office:string-value="cod_enq_ipi_602" calcext:value-type="string">
            <text:p>cod_enq_ipi_602</text:p>
          </table:table-cell>
          <table:table-cell table:style-name="ce8" office:value-type="float" office:value="602" calcext:value-type="float">
            <text:p>602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Equipamentos e outros destinados àempresas habilitadas no PDTI e PDTA utilizados em pesquisa e ao desenvolvimento tecnológico - Art. 73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7])" office:value-type="string" office:string-value="cod_enq_ipi_603" calcext:value-type="string">
            <text:p>cod_enq_ipi_603</text:p>
          </table:table-cell>
          <table:table-cell table:style-name="ce8" office:value-type="float" office:value="603" calcext:value-type="float">
            <text:p>603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Microcomputadores e outros de até R$11.000,00, unidades de disco, circuitos, etc, destinados a bens de informática ou automação. Centro-Oeste SUDAM SUDENE - Art. 142, 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8])" office:value-type="string" office:string-value="cod_enq_ipi_604" calcext:value-type="string">
            <text:p>cod_enq_ipi_604</text:p>
          </table:table-cell>
          <table:table-cell table:style-name="ce8" office:value-type="float" office:value="604" calcext:value-type="float">
            <text:p>604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Microcomputadores e outros de até R$11.000,00, unidades de disco, circuitos, etc, destinados a bens de informática ou automação. - Art. 142, 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29])" office:value-type="string" office:string-value="cod_enq_ipi_605" calcext:value-type="string">
            <text:p>cod_enq_ipi_605</text:p>
          </table:table-cell>
          <table:table-cell table:style-name="ce8" office:value-type="float" office:value="605" calcext:value-type="float">
            <text:p>605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Bens de informática não incluídos no art. 142 do Decreto 7.212/2010 - Produzidos no Centro- Oeste, SUDAM, SUDENE - Art. 143, I do Decreto 7.212/2010</text:p>
          </table:table-cell>
          <table:table-cell table:number-columns-repeated="1020"/>
        </table:table-row>
        <table:table-row table:style-name="ro2">
          <table:table-cell table:formula="of:=COM.MICROSOFT.CONCAT(&quot;cod_enq_ipi_&quot;;[.B130])" office:value-type="string" office:string-value="cod_enq_ipi_606" calcext:value-type="string">
            <text:p>cod_enq_ipi_606</text:p>
          </table:table-cell>
          <table:table-cell table:style-name="ce8" office:value-type="float" office:value="606" calcext:value-type="float">
            <text:p>606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Bens de informática não incluídos no art. 142 do Decreto 7.212/2010- Art. 143, II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31])" office:value-type="string" office:string-value="cod_enq_ipi_607" calcext:value-type="string">
            <text:p>cod_enq_ipi_607</text:p>
          </table:table-cell>
          <table:table-cell table:style-name="ce8" office:value-type="float" office:value="607" calcext:value-type="float">
            <text:p>607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Padis - Art. 150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32])" office:value-type="string" office:string-value="cod_enq_ipi_608" calcext:value-type="string">
            <text:p>cod_enq_ipi_608</text:p>
          </table:table-cell>
          <table:table-cell table:style-name="ce8" office:value-type="float" office:value="608" calcext:value-type="float">
            <text:p>608</text:p>
          </table:table-cell>
          <table:table-cell table:style-name="ce10" office:value-type="string" calcext:value-type="string">
            <text:p>Redução</text:p>
          </table:table-cell>
          <table:table-cell table:style-name="ce12" office:value-type="string" calcext:value-type="string">
            <text:p>Patvd - Art. 158 do Decreto 7.212/2010</text:p>
          </table:table-cell>
          <table:table-cell table:number-columns-repeated="1020"/>
        </table:table-row>
        <table:table-row table:style-name="ro1">
          <table:table-cell table:formula="of:=COM.MICROSOFT.CONCAT(&quot;cod_enq_ipi_&quot;;[.B133])" office:value-type="string" office:string-value="cod_enq_ipi_999" calcext:value-type="string">
            <text:p>cod_enq_ipi_999</text:p>
          </table:table-cell>
          <table:table-cell table:style-name="ce8" office:value-type="float" office:value="999" calcext:value-type="float">
            <text:p>999</text:p>
          </table:table-cell>
          <table:table-cell table:style-name="ce10" office:value-type="string" calcext:value-type="string">
            <text:p>Outros</text:p>
          </table:table-cell>
          <table:table-cell table:style-name="ce12" office:value-type="string" calcext:value-type="string">
            <text:p>Tributação normal IPI; Outros</text:p>
          </table:table-cell>
          <table:table-cell table:number-columns-repeated="1020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8:42:30.6905853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5:25:40.515315870</meta:creation-date>
    <dc:date>2020-06-24T09:07:47.985458734</dc:date>
    <meta:editing-duration>PT19M54S</meta:editing-duration>
    <meta:editing-cycles>2</meta:editing-cycles>
    <meta:generator>LibreOffice/6.0.7.3$Linux_X86_64 LibreOffice_project/00m0$Build-3</meta:generator>
    <meta:document-statistic meta:table-count="1" meta:cell-count="532" meta:object-count="0"/>
  </office:meta>
</office:document-meta>
</file>